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ctnessWithRulesTest.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ctnessWithRulesTest.potential_stubbing_probl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rictnessWithRulesTest.unnecessary_stubb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